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000000" draw:marker-start-width="0.438cm" draw:marker-end-width="0.438cm" draw:fill="none" draw:textarea-horizontal-align="justify" draw:textarea-vertical-align="middle" draw:auto-grow-height="false" fo:min-height="1.22cm" fo:min-width="1.568cm" fo:padding-top="0.204cm" fo:padding-bottom="0.204cm" fo:padding-left="0.329cm" fo:padding-right="0.329cm"/>
    </style:style>
    <style:style style:name="gr2" style:family="graphic" style:parent-style-name="objectwithoutfill">
      <style:graphic-properties draw:stroke="solid"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draw:stroke="none" svg:stroke-color="#000000" draw:fill="none" draw:fill-color="#ffffff" fo:min-height="2.187cm"/>
    </style:style>
    <style:style style:name="gr4" style:family="graphic" style:parent-style-name="standard" style:list-style-name="L1">
      <style:graphic-properties draw:stroke="none" svg:stroke-color="#000000" draw:fill="none" draw:fill-color="#ffffff" fo:min-height="2.187cm"/>
    </style:style>
    <style:style style:name="gr5" style:family="graphic" style:parent-style-name="objectwithoutfill">
      <style:graphic-properties svg:stroke-width="0.159cm" draw:marker-start-width="0.438cm" draw:marker-end-width="0.438cm" draw:fill="none" draw:fill-color="#9933ff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draw:stroke="none" svg:stroke-color="#000000" draw:fill="none" draw:fill-color="#ffffff" fo:min-height="1.462cm"/>
    </style:style>
    <style:style style:name="gr7" style:family="graphic" style:parent-style-name="objectwithoutfill">
      <style:graphic-properties svg:stroke-width="0.212cm" draw:marker-start-width="0.835cm" draw:marker-end-width="0.835cm" draw:fill="none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draw:stroke="none" svg:stroke-color="#000000" draw:fill="none" draw:fill-color="#ffffff" fo:min-height="1.017cm"/>
    </style:style>
    <style:style style:name="gr9" style:family="graphic" style:parent-style-name="standard">
      <style:graphic-properties draw:stroke="solid" svg:stroke-width="0.159cm" svg:stroke-color="#000000" draw:marker-start-width="0.438cm" draw:marker-end-width="0.438cm" draw:fill="none" draw:textarea-horizontal-align="justify" draw:textarea-vertical-align="middle" draw:auto-grow-height="false" fo:min-height="0.053cm" fo:min-width="0cm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0.447cm" fo:min-width="0.625cm" fo:padding-top="0.204cm" fo:padding-bottom="0.204cm" fo:padding-left="0.329cm" fo:padding-right="0.329cm"/>
    </style:style>
    <style:style style:name="gr11" style:family="graphic" style:parent-style-name="standard">
      <style:graphic-properties draw:stroke="none" svg:stroke-color="#000000" draw:fill="none" draw:fill-color="#ffffff" fo:min-height="3.125cm"/>
    </style:style>
    <style:style style:name="gr12" style:family="graphic" style:parent-style-name="standard">
      <style:graphic-properties draw:stroke="none" svg:stroke-color="#000000" draw:fill="none" draw:fill-color="#ffffff" fo:min-height="1.25cm"/>
    </style:style>
    <style:style style:name="gr13" style:family="graphic" style:parent-style-name="standard">
      <style:graphic-properties draw:stroke="none" svg:stroke-color="#000000" draw:fill="none" draw:fill-color="#ffffff" fo:min-height="1.937cm"/>
    </style:style>
    <style:style style:name="P1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  <style:text-properties style:font-name="Liberation Serif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0000ff" style:font-name="Liberation Serif"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0000ff" style:font-name="Liberation Serif" fo:font-weight="bold" style:font-weight-asian="bold" style:font-weight-complex="bold"/>
    </style:style>
    <style:style style:name="P6" style:family="paragraph">
      <style:text-properties fo:color="#0000ff" style:font-name="Liberation Serif" fo:font-size="26pt" fo:font-weight="bold" style:letter-kerning="true" style:font-name-asian="WenQuanYi Micro Hei" style:font-size-asian="26pt" style:font-weight-asian="bold" style:font-name-complex="Lohit Devanagari" style:font-size-complex="26pt" style:font-weight-complex="bold"/>
    </style:style>
    <style:style style:name="P7" style:family="paragraph">
      <loext:graphic-properties draw:fill="none" draw:fill-color="#ffffff"/>
      <style:text-properties fo:color="#0000ff" style:font-name="Liberation Serif" fo:font-size="26pt" fo:font-weight="bold" style:letter-kerning="true" style:font-name-asian="WenQuanYi Micro Hei" style:font-size-asian="26pt" style:font-weight-asian="bold" style:font-name-complex="Lohit Devanagari" style:font-size-complex="26pt" style:font-weight-complex="bold"/>
    </style:style>
    <style:style style:name="P8" style:family="paragraph">
      <loext:graphic-properties draw:fill="none" draw:fill-color="#9933ff"/>
      <style:paragraph-properties fo:text-align="center"/>
    </style:style>
    <style:style style:name="P9" style:family="paragraph">
      <style:text-properties style:font-name="Liberation Serif" fo:font-weight="bold" style:font-weight-asian="bold" style:font-weight-complex="bold"/>
    </style:style>
    <style:style style:name="P10" style:family="paragraph">
      <loext:graphic-properties draw:fill="none" draw:fill-color="#ffffff"/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="none" draw:fill-color="#ffffff"/>
      <style:text-properties style:font-name="Liberation Serif"/>
    </style:style>
    <style:style style:name="P12" style:family="paragraph">
      <loext:graphic-properties draw:fill="none" draw:fill-color="#ffffff"/>
      <style:text-properties style:font-name="Liberation Serif" fo:font-weight="bold" style:font-weight-asian="bold" style:font-weight-complex="bold"/>
    </style:style>
    <style:style style:name="P13" style:family="paragraph">
      <style:text-properties style:font-name="Liberation Serif" fo:font-weight="bold"/>
    </style:style>
    <style:style style:name="P14" style:family="paragraph">
      <loext:graphic-properties draw:fill="none" draw:fill-color="#ffffff"/>
      <style:text-properties style:font-name="Liberation Serif" fo:font-size="26pt" fo:font-weight="bold" style:font-size-asian="26pt" style:font-size-complex="26pt"/>
    </style:style>
    <style:style style:name="P15" style:family="paragraph">
      <loext:graphic-properties draw:fill="none" draw:fill-color="#ffffff"/>
      <style:text-properties style:font-name="Liberation Serif" fo:font-size="22pt" style:font-size-asian="22pt" style:font-size-complex="22pt"/>
    </style:style>
    <style:style style:name="P16" style:family="paragraph">
      <style:text-properties fo:color="#ff0000" style:font-name="Liberation Serif"/>
    </style:style>
    <style:style style:name="P17" style:family="paragraph">
      <loext:graphic-properties draw:fill="none" draw:fill-color="#ffffff"/>
      <style:text-properties fo:color="#ff0000" style:font-name="Liberation Serif" fo:font-size="24pt" style:font-size-asian="24pt" style:font-size-complex="24pt"/>
    </style:style>
    <style:style style:name="P18" style:family="paragraph">
      <loext:graphic-properties draw:fill="none" draw:fill-color="#ffffff"/>
      <style:text-properties style:font-name="Liberation Serif" fo:font-weight="bold"/>
    </style:style>
    <style:style style:name="T1" style:family="text">
      <style:text-properties style:font-name="Liberation Serif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0000ff" style:font-name="Liberation Serif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Liberation Serif" fo:font-size="36pt" style:font-size-asian="36pt" style:font-size-complex="36pt"/>
    </style:style>
    <style:style style:name="T6" style:family="text">
      <style:text-properties fo:color="#0000ff" style:font-name="Liberation Serif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ff0000" style:font-name="Liberation Serif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14cm" svg:height="2.062cm" svg:x="17.113cm" svg:y="17.906cm">
          <text:p text:style-name="P1"><text:span text:style-name="T1">g1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2" draw:text-style-name="P3" draw:layer="layout" svg:x1="15.602cm" svg:y1="18.353cm" svg:x2="17.182cm" svg:y2="18.353cm">
          <text:p/>
        </draw:line>
        <draw:line draw:style-name="gr2" draw:text-style-name="P3" draw:layer="layout" svg:x1="15.549cm" svg:y1="19.438cm" svg:x2="17.129cm" svg:y2="19.438cm">
          <text:p/>
        </draw:line>
        <draw:frame draw:style-name="gr3" draw:text-style-name="P5" draw:layer="layout" svg:width="3.568cm" svg:height="2.437cm" svg:x="11.96cm" svg:y="17.581cm">
          <draw:text-box>
            <text:p text:style-name="P4"><text:span text:style-name="T2">in</text:span><text:span text:style-name="T2">p</text:span><text:span text:style-name="T2">u</text:span><text:span text:style-name="T2">t1</text:span></text:p>
          </draw:text-box>
        </draw:frame>
        <draw:frame draw:style-name="gr4" draw:text-style-name="P7" draw:layer="layout" svg:width="3.556cm" svg:height="2.437cm" svg:x="11.932cm" svg:y="18.732cm">
          <draw:text-box>
            <text:p text:style-name="P6"><text:span text:style-name="T3">input2</text:span></text:p>
          </draw:text-box>
        </draw:frame>
        <draw:g>
          <draw:path draw:style-name="gr5" draw:text-style-name="P8" draw:layer="layout" svg:width="3.283cm" svg:height="0.932cm" draw:transform="rotate (-0.149400183970715) translate (23.8380000011755cm 19.8699999921906cm)" svg:viewBox="0 0 3284 933" svg:d="M0 0c2520 0 3284 933 3284 933">
            <text:p/>
          </draw:path>
          <draw:path draw:style-name="gr5" draw:text-style-name="P8" draw:layer="layout" svg:width="3.284cm" svg:height="0.931cm" draw:transform="rotate (-2.99201793669388) translate (27.0848769656694cm 22.0915443699059cm)" svg:viewBox="0 0 3285 932" svg:d="M3285 0c-2521-1-3285 932-3285 932">
            <text:p/>
          </draw:path>
          <draw:path draw:style-name="gr5" draw:text-style-name="P8" draw:layer="layout" svg:width="2.911cm" svg:height="1.853cm" draw:transform="skewX (0.537037810838655) rotate (-0.787492558499842) translate (23.9577857142857cm 19.92cm)" svg:viewBox="0 0 2912 1854" svg:d="M0 0c1600 1 2912 1854 2912 1854">
            <text:p/>
          </draw:path>
        </draw:g>
        <draw:frame draw:style-name="gr6" draw:text-style-name="P10" draw:layer="layout" svg:width="1.87cm" svg:height="1.712cm" svg:x="24.483cm" svg:y="20.341cm">
          <draw:text-box>
            <text:p text:style-name="P9"><text:span text:style-name="T4">g2</text:span></text:p>
          </draw:text-box>
        </draw:frame>
        <draw:line draw:style-name="gr2" draw:text-style-name="P3" draw:layer="layout" svg:x1="15.558cm" svg:y1="21.969cm" svg:x2="24.281cm" svg:y2="21.969cm">
          <text:p/>
        </draw:line>
        <draw:frame draw:style-name="gr3" draw:text-style-name="P11" draw:layer="layout" svg:width="3.55cm" svg:height="2.437cm" svg:x="11.985cm" svg:y="21.29cm">
          <draw:text-box>
            <text:p><text:span text:style-name="T2">input3</text:span></text:p>
          </draw:text-box>
        </draw:frame>
        <draw:line draw:style-name="gr2" draw:text-style-name="P3" draw:layer="layout" svg:x1="20.977cm" svg:y1="20.403cm" svg:x2="24.347cm" svg:y2="20.403cm">
          <text:p/>
        </draw:line>
        <draw:line draw:style-name="gr2" draw:text-style-name="P3" draw:layer="layout" svg:x1="19.504cm" svg:y1="18.904cm" svg:x2="21.084cm" svg:y2="18.904cm">
          <text:p/>
        </draw:line>
        <draw:line draw:style-name="gr7" draw:text-style-name="P3" draw:layer="layout" svg:x1="21.038cm" svg:y1="17.837cm" svg:x2="21.038cm" svg:y2="20.501cm">
          <text:p/>
        </draw:line>
        <draw:frame draw:style-name="gr8" draw:text-style-name="P12" draw:layer="layout" svg:width="2.129cm" svg:height="1.656cm" svg:x="21.109cm" svg:y="18.292cm">
          <draw:text-box>
            <text:p text:style-name="P9"><text:span text:style-name="T1">w1</text:span></text:p>
          </draw:text-box>
        </draw:frame>
        <draw:g>
          <draw:g>
            <draw:g>
              <draw:path draw:style-name="gr5" draw:text-style-name="P8" draw:layer="layout" svg:width="3.283cm" svg:height="0.932cm" draw:transform="rotate (-0.149400183970715) translate (34.4210000011755cm 17.1399999921906cm)" svg:viewBox="0 0 3284 933" svg:d="M0 0c2520 0 3284 933 3284 933">
                <text:p/>
              </draw:path>
              <draw:path draw:style-name="gr5" draw:text-style-name="P8" draw:layer="layout" svg:width="3.284cm" svg:height="0.931cm" draw:transform="rotate (-2.99201793669388) translate (37.6678769656694cm 19.3615443699059cm)" svg:viewBox="0 0 3285 932" svg:d="M3285 0c-2521-1-3285 932-3285 932">
                <text:p/>
              </draw:path>
              <draw:path draw:style-name="gr5" draw:text-style-name="P8" draw:layer="layout" svg:width="2.911cm" svg:height="1.853cm" draw:transform="skewX (0.537037810838655) rotate (-0.787492558499843) translate (34.5407857142857cm 17.19cm)" svg:viewBox="0 0 2912 1854" svg:d="M0 0c1600 1 2912 1854 2912 1854">
                <text:p/>
              </draw:path>
            </draw:g>
            <draw:custom-shape draw:style-name="gr9" draw:text-style-name="P3" draw:layer="layout" svg:width="0.651cm" svg:height="0.651cm" svg:x="37.525cm" svg:y="18.1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6" draw:text-style-name="P10" draw:layer="layout" svg:width="1.87cm" svg:height="1.712cm" svg:x="35.107cm" svg:y="17.692cm">
            <draw:text-box>
              <text:p text:style-name="P9"><text:span text:style-name="T4">g4</text:span></text:p>
            </draw:text-box>
          </draw:frame>
        </draw:g>
        <draw:g>
          <draw:custom-shape draw:style-name="gr10" draw:text-style-name="P3" draw:layer="layout" svg:width="2.565cm" svg:height="2.565cm" draw:transform="rotate (-1.58388629618485) translate (32.823cm 20.0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6" draw:text-style-name="P10" draw:layer="layout" svg:width="1.87cm" svg:height="1.712cm" svg:x="30.164cm" svg:y="20.444cm">
            <draw:text-box>
              <text:p text:style-name="P9"><text:span text:style-name="T4">g3</text:span></text:p>
            </draw:text-box>
          </draw:frame>
        </draw:g>
        <draw:line draw:style-name="gr2" draw:text-style-name="P3" draw:layer="layout" svg:x1="26.818cm" svg:y1="21.237cm" svg:x2="30.188cm" svg:y2="21.237cm">
          <text:p/>
        </draw:line>
        <draw:frame draw:style-name="gr8" draw:text-style-name="P12" draw:layer="layout" svg:width="2.129cm" svg:height="1.656cm" svg:x="27.343cm" svg:y="19.608cm">
          <draw:text-box>
            <text:p text:style-name="P9"><text:span text:style-name="T1">w2</text:span></text:p>
          </draw:text-box>
        </draw:frame>
        <draw:frame draw:style-name="gr11" draw:text-style-name="P14" draw:layer="layout" svg:width="2.945cm" svg:height="3.375cm" svg:x="33.092cm" svg:y="21.161cm">
          <draw:text-box>
            <text:p text:style-name="P13"><text:span text:style-name="T5">w3</text:span></text:p>
          </draw:text-box>
        </draw:frame>
        <draw:line draw:style-name="gr2" draw:text-style-name="P3" draw:layer="layout" svg:x1="32.619cm" svg:y1="21.329cm" svg:x2="33.762cm" svg:y2="21.329cm">
          <text:p/>
        </draw:line>
        <draw:line draw:style-name="gr2" draw:text-style-name="P3" draw:layer="layout" svg:x1="33.758cm" svg:y1="19.107cm" svg:x2="34.901cm" svg:y2="19.107cm">
          <text:p/>
        </draw:line>
        <draw:line draw:style-name="gr7" draw:text-style-name="P3" draw:layer="layout" svg:x1="33.756cm" svg:y1="19cm" svg:x2="33.756cm" svg:y2="21.431cm">
          <text:p/>
        </draw:line>
        <draw:line draw:style-name="gr2" draw:text-style-name="P3" draw:layer="layout" svg:x1="21.088cm" svg:y1="17.943cm" svg:x2="34.955cm" svg:y2="17.943cm">
          <text:p/>
        </draw:line>
        <draw:line draw:style-name="gr2" draw:text-style-name="P3" draw:layer="layout" svg:x1="38.193cm" svg:y1="18.556cm" svg:x2="39.773cm" svg:y2="18.556cm">
          <text:p/>
        </draw:line>
        <draw:frame draw:style-name="gr8" draw:text-style-name="P15" draw:layer="layout" svg:width="2.332cm" svg:height="1.5cm" svg:x="39.875cm" svg:y="18.011cm">
          <draw:text-box>
            <text:p><text:span text:style-name="T6">out</text:span></text:p>
          </draw:text-box>
        </draw:frame>
        <draw:frame draw:style-name="gr12" draw:text-style-name="P17" draw:layer="layout" svg:width="6.449cm" svg:height="1.5cm" svg:x="15.609cm" svg:y="15.863cm">
          <draw:text-box>
            <text:p text:style-name="P16"><text:span text:style-name="T7">AND2_X1</text:span></text:p>
          </draw:text-box>
        </draw:frame>
        <draw:frame draw:style-name="gr12" draw:text-style-name="P17" draw:layer="layout" svg:width="6.449cm" svg:height="1.5cm" svg:x="22.326cm" svg:y="22.62cm">
          <draw:text-box>
            <text:p text:style-name="P16"><text:span text:style-name="T7">OR2_X1</text:span></text:p>
          </draw:text-box>
        </draw:frame>
        <draw:frame draw:style-name="gr12" draw:text-style-name="P17" draw:layer="layout" svg:width="5.267cm" svg:height="1.5cm" svg:x="29.085cm" svg:y="22.863cm">
          <draw:text-box>
            <text:p text:style-name="P16"><text:span text:style-name="T7">INV_X2</text:span></text:p>
          </draw:text-box>
        </draw:frame>
        <draw:frame draw:style-name="gr12" draw:text-style-name="P17" draw:layer="layout" svg:width="6.449cm" svg:height="1.5cm" svg:x="32.341cm" svg:y="15.09cm">
          <draw:text-box>
            <text:p text:style-name="P16"><text:span text:style-name="T7">NOR2_X1</text:span></text:p>
          </draw:text-box>
        </draw:frame>
        <draw:frame draw:style-name="gr13" draw:text-style-name="P18" draw:layer="layout" svg:width="9.066cm" svg:height="2.187cm" svg:x="20.486cm" svg:y="25.112cm">
          <draw:text-box>
            <text:p text:style-name="P13"><text:span text:style-name="T5">Module simp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6.99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4T16:21:23.274240675</meta:creation-date>
    <dc:date>2019-01-04T17:02:57.780644307</dc:date>
    <meta:editing-duration>PT31M21S</meta:editing-duration>
    <meta:editing-cycles>8</meta:editing-cycles>
    <meta:generator>LibreOffice/5.1.6.2$Linux_X86_64 LibreOffice_project/10m0$Build-2</meta:generator>
    <meta:document-statistic meta:object-count="41"/>
  </office:meta>
</office:document-meta>
</file>